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oto Sans CJK JP Regular" svg:font-family="'Noto Sans CJK JP Regular'" style:font-family-generic="swiss"/>
    <style:font-face style:name="FreeMono" svg:font-family="FreeMono" style:font-family-generic="modern" style:font-pitch="fixed"/>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Standard">
      <style:text-properties officeooo:rsid="0013f01a" officeooo:paragraph-rsid="0013f01a"/>
    </style:style>
    <style:style style:name="P2" style:family="paragraph" style:parent-style-name="Standard">
      <style:text-properties officeooo:rsid="00158cdf" officeooo:paragraph-rsid="00158cdf"/>
    </style:style>
    <style:style style:name="P3" style:family="paragraph" style:parent-style-name="Standard">
      <style:text-properties officeooo:rsid="0016ccb7" officeooo:paragraph-rsid="0016ccb7"/>
    </style:style>
    <style:style style:name="P4" style:family="paragraph" style:parent-style-name="Standard">
      <style:text-properties officeooo:rsid="00224c57" officeooo:paragraph-rsid="00224c57"/>
    </style:style>
    <style:style style:name="P5" style:family="paragraph" style:parent-style-name="Standard">
      <style:text-properties style:font-name="FreeMono" officeooo:rsid="00224c57" officeooo:paragraph-rsid="00224c57" style:font-name-asian="FreeMono" style:font-name-complex="FreeMono"/>
    </style:style>
    <style:style style:name="P6" style:family="paragraph" style:parent-style-name="Standard">
      <style:text-properties style:font-name="FreeMono" officeooo:rsid="0025f3e3" officeooo:paragraph-rsid="0025f3e3" style:font-name-asian="FreeMono" style:font-name-complex="FreeMono"/>
    </style:style>
    <style:style style:name="P7" style:family="paragraph" style:parent-style-name="Standard">
      <style:text-properties officeooo:rsid="00201853" officeooo:paragraph-rsid="0016ccb7"/>
    </style:style>
    <style:style style:name="P8" style:family="paragraph" style:parent-style-name="Standard">
      <style:text-properties officeooo:rsid="002a0b4e" officeooo:paragraph-rsid="002a0b4e"/>
    </style:style>
    <style:style style:name="P9" style:family="paragraph" style:parent-style-name="Standard">
      <style:text-properties officeooo:rsid="002ab406" officeooo:paragraph-rsid="002ab406"/>
    </style:style>
    <style:style style:name="P10" style:family="paragraph" style:parent-style-name="Standard">
      <style:text-properties officeooo:rsid="002c30f6" officeooo:paragraph-rsid="002c30f6"/>
    </style:style>
    <style:style style:name="T1" style:family="text">
      <style:text-properties officeooo:rsid="00224c57"/>
    </style:style>
    <style:style style:name="T2" style:family="text">
      <style:text-properties style:font-name="FreeMono" style:font-name-asian="FreeMono" style:font-name-complex="FreeMono"/>
    </style:style>
    <style:style style:name="T3" style:family="text">
      <style:text-properties style:font-name="Nimbus Roman No9 L" style:font-name-asian="Noto Sans CJK JP Regular1" style:font-name-complex="FreeSans"/>
    </style:style>
    <style:style style:name="T4" style:family="text">
      <style:text-properties officeooo:rsid="002254f5"/>
    </style:style>
    <style:style style:name="T5" style:family="text">
      <style:text-properties officeooo:rsid="00275ec5"/>
    </style:style>
    <style:style style:name="T6" style:family="text">
      <style:text-properties officeooo:rsid="00293a7c"/>
    </style:style>
    <style:style style:name="T7" style:family="text">
      <style:text-properties style:font-name="Noto Sans CJK JP Regular" style:font-name-asian="Noto Sans CJK JP Regular" style:font-name-complex="Noto Sans CJK JP Regular"/>
    </style:style>
    <style:style style:name="T8" style:family="text">
      <style:text-properties style:font-name="Noto Sans CJK JP Regular" officeooo:rsid="002f61bf" style:font-name-asian="Noto Sans CJK JP Regular" style:font-name-complex="Noto Sans CJK JP Regular"/>
    </style:style>
    <style:style style:name="T9" style:family="text">
      <style:text-properties style:font-name="Noto Sans CJK JP Regular" officeooo:rsid="0030568f" style:font-name-asian="Noto Sans CJK JP Regular" style:font-name-complex="Noto Sans CJK JP Regular"/>
    </style:style>
    <style:style style:name="T10" style:family="text">
      <style:text-properties style:font-name="Noto Sans CJK JP Regular" officeooo:rsid="0031c84b" style:font-name-asian="Noto Sans CJK JP Regular" style:font-name-complex="Noto Sans CJK JP Regul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Object_20_index_20_heading"><text:span text:style-name="T4">5</text:span>. <text:span text:style-name="T1">Managing Project</text:span></text:p>
      <text:p text:style-name="P1"/>
      <text:p text:style-name="P2">주요내용</text:p>
      <text:p text:style-name="P2">-더미타깃</text:p>
      <text:p text:style-name="P2">-여러 디렉토리에서 재귀적으로 <text:span text:style-name="T1">make사</text:span></text:p>
      <text:p text:style-name="P2">-재귀적으로 <text:span text:style-name="T1">make를 사용하는 것에 대한 일반적인 사용 </text:span></text:p>
      <text:p text:style-name="P2">-여러 개의 디렉토리를 사용하는 또 다른 기</text:p>
      <text:p text:style-name="P2">-컴파일러 옵션과 <text:span text:style-name="T1">#ifdef 지시</text:span></text:p>
      <text:p text:style-name="P2">-헤더 파</text:p>
      <text:p text:style-name="P2">-공통된 정의(문장도 가능)의 사</text:p>
      <text:p text:style-name="P2">-분산 파일 및 <text:span text:style-name="T1">NFS</text:span></text:p>
      <text:p text:style-name="P2"/>
      <text:p text:style-name="P2"/>
      <text:p text:style-name="P4">대부분의 경우 프로젝트 확장되어 여러 명의 프로그래머들로 구성된 팀이 여러 시스템과 다양한 버전을 동시에 고려하여 소프트웨어를 만들어야 할 상황에서 make는 완전히 다른 모습이 되어야 한다. 효과적인 사용을 위해서는 기본 규칙만으로 모든 것을 처리할 수 없기 때문에 기술 파일은 길고 복잡해진다. 또한 재귀호출과 같이 복잡한 기법이 일반적으로 필요할 것이다.</text:p>
      <text:p text:style-name="P4"/>
      <text:p text:style-name="P4">혹자는 일반적인 유닉스 시스템에서의 make의 장점으로 자체의 한계를 극복할 수 있을 정도로 강력하다는 점을 말한다. 그러나 대형 프로젝트에서 make는 많이 변형된다. 문제가 되는 일반적인 부분은 아래와 같다.</text:p>
      <text:p text:style-name="P4"/>
      <text:p text:style-name="P4"><text:span text:style-name="T2">●</text:span><text:span text:style-name="T3"> 하나 이상의 디렉토리를 사용하는 작성 과정. make가 여러 디렉토리에서 의존 관계를 확인하고, 확장자 규칙을 적용하려면 별도의 작업이 필요하다.</text:span></text:p>
      <text:p text:style-name="P5">●컴파일러 옵션을 변경하는 경우. #if와 같은 조건부 전처리기 지시자를 사용하는 경우에는 매우 복잡해질 수 있다. make는 파일의 최종 수정된 시각만을 간단하게 확인하므로, 이와 같은 변동사항은 고려할 수 없다.</text:p>
      <text:p text:style-name="P5"/>
      <text:p text:style-name="P5">●표시되지 않은 의존 관계. 특히 .h 헤더 파일과 관련된 의존 관께.make에 이와 같은 의존 관계를 명시적으로 언급해야 한다.</text:p>
      <text:p text:style-name="P5"/>
      <text:p text:style-name="P5"/>
      <text:p text:style-name="P6">make에 대해 공정하게 이야기한다면, make를 사용하며 맞닥뜨리게 되는 많은 문제는 사실 유닉스 시스템의 컴파일러나 다른 요소의 제한 때문에 발생하는 경우가 대부분이다. 또한 이들 중 일부는 대형 소프트웨어 프로젝트에서 발생하는 구조적인 문제이다. 예를 들면, 여러 사람이 개인 디렉토리에 서로 다른 버젼의 파일을 가지고 있고 이들 버전을 지속적으로 관리하려고 한다면, 계획을 잘 세우고, 구조를 잘 갖추어야 한다. 단지 자동화된 도구를 사용하는 것만으로는 해결되지 않는다.</text:p>
      <text:p text:style-name="P6"/>
      <text:p text:style-name="P6">그러나 make에 제한이 너무 많다는 것도 사실이다. make가 이처럼 강력해 보이는 이유는 유닉스 시스템의 프로그래밍 유틸리티에 의한 제한과 함께 몇 가지 가정에 근거하기 때문이다. 예를 들면, make가 필요항목을 찾고 확장자 규칙을 적용하는 방법은 컴파일러에 엄격한 파일 이름 규약을 사용하기 때문이다.</text:p>
      <text:p text:style-name="P6"/>
      <text:p text:style-name="P6">수십 년 동안 많은 프로그래머들은 이처럼 많은 제약 속에서 어떻게 하면 make를 잘 사용할 수 있는 지를 배워왔다. 규약이나 관습을 이해하면서,일종의 작은 문화가 만들어졌다. 많은 사람들은 작업을 규격화하여 그 이상의 산물을 만들기도 하였는데 make와 흡사하지만 기능이 확장된 툴 또는 make를 대체할 만한 툴이 바로 그런 것들이다. ‘부록 B.많이 사용되는 확장 기능’에서는 일반적으로 많이 사용되는 툴에 대해 표시하였다. 마지막으로 make의 여러 버전은 문제를 해결하기 위해 기능이 조금씩 추가되었으며, 이와 같은 문제를 이해하면 독자가 사용하는 사이트의 문서를 확인하여 독자의 버전에서 제공하는 내용을 확인할 수 있다.</text:p>
      <text:h text:style-name="Heading_20_1" text:outline-level="1"><text:soft-page-break/>더미타깃</text:h>
      <text:p text:style-name="P3"/>
      <text:p text:style-name="P7">이 책에서 실제 파일은 아니지만, 일반적으로 <text:s/>많이 사용하는 간단한 이름의 타깃을 살펴보았다. 때로는 이들 타깃이 작성할 내용을 간단히 설명하기도 하였다.</text:p>
      <text:p text:style-name="P7"/>
      <text:p text:style-name="P7"><text:tab/><text:span text:style-name="T6">all : disp trac plot</text:span></text:p>
      <text:p text:style-name="P7"><text:tab/></text:p>
      <text:p text:style-name="P7"><text:tab/><text:span text:style-name="T5">disp :</text:span></text:p>
      <text:p text:style-name="P7"><text:tab/><text:tab/><text:span text:style-name="T5">${CC} -o $@ src/interact_objs -lX11</text:span></text:p>
      <text:p text:style-name="P7"/>
      <text:p text:style-name="P7"><text:tab/><text:span text:style-name="T5">trace :</text:span></text:p>
      <text:p text:style-name="P7"/>
      <text:p text:style-name="P7"><text:tab/>.</text:p>
      <text:p text:style-name="P7"><text:tab/>.</text:p>
      <text:p text:style-name="P7"/>
      <text:p text:style-name="P7">프로그래머가 이와 같은 기술 파일을 소프트웨어 패키지와 함께 배포할 때에는 일반 사용자에게 다음과 같이 입력하라고 설명할 것이다.</text:p>
      <text:p text:style-name="P7"/>
      <text:p text:style-name="P7"><text:tab/><text:span text:style-name="T6">$ make all</text:span></text:p>
      <text:p text:style-name="P7"/>
      <text:p text:style-name="P8">일반적으로 이런 명령을 내리는 것만으로 패키지의 내부를 이해할 필요없이 완전히 동작하는 환경을 구축할 수 있다. 사실 배포되는 소프트웨어에 포함되어 있는 기술파일은 대개 install이라는 이름의 타깃을 가지고 있으며, 이를 이용하여 실행 파일을 작성하고, 이들을 최종 위치로 이동한다. 또 다른 일반 타깃인 clobber는 이전에 make를 실행시켜 작성한 파일을 제거하여 설치된 내용을 제거한다.</text:p>
      <text:p text:style-name="P8"/>
      <text:p text:style-name="P8"/>
      <text:p text:style-name="P8"><text:tab/>INSTALLDIR = /usr/local</text:p>
      <text:p text:style-name="P8"><text:tab/>install : disp trac plot</text:p>
      <text:p text:style-name="P8"><text:tab/><text:tab/>cp -f disp ${INSTALLDIR}</text:p>
      <text:p text:style-name="P8"><text:tab/><text:tab/>cp -f trac ${INSTALLDIR}</text:p>
      <text:p text:style-name="P8"><text:tab/><text:tab/>cp -f plot ${INSTALLDIR}</text:p>
      <text:p text:style-name="P8"><text:tab/><text:tab/>cd ${INSTALLDIR}</text:p>
      <text:p text:style-name="P8"><text:tab/><text:tab/>chmod 755 disp trac plot;</text:p>
      <text:p text:style-name="P8"><text:tab/><text:tab/>chgrp bin disp trac plot;</text:p>
      <text:p text:style-name="P8"><text:tab/><text:tab/>chgrp bin disp trac plot;</text:p>
      <text:p text:style-name="P8"><text:tab/><text:tab/>chown bin disp trac plot</text:p>
      <text:p text:style-name="P8"><text:tab/>clobber :</text:p>
      <text:p text:style-name="P8"><text:tab/><text:tab/>rm -f *.o disp trac plot</text:p>
      <text:p text:style-name="P8"><text:tab/><text:tab/>cd ${INSTALLDIR}</text:p>
      <text:p text:style-name="P8"><text:tab/><text:tab/>rm disp trac plot</text:p>
      <text:p text:style-name="P8"/>
      <text:p text:style-name="P8"/>
      <text:p text:style-name="P9">install은 실행 파일을 필요 항목으로 표시하므로, make는 이것을 먼저 작성한다.</text:p>
      <text:p text:style-name="P9">이 과정에 성공하면 install 아래에 표시된 명령어를 실행한다.</text:p>
      <text:p text:style-name="P9"/>
      <text:p text:style-name="P9">본질적으로 더미 타깃(더미 필요 항목)을 사용하면 독자는 파일간에 연관된 의존 항목에 관영하지 않으면서 작업을 할 수 있다. 이 장에서는 이 기법에 대한 많은 응용 프로그램을 소개한다. make가 실제 파일의 생성 시간을 확인하는 동안, 더미 타깃과 필요 항목에 대해서는 의존 관계에 대한 다소 임의적인 규칙을 사용한다.</text:p>
      <text:p text:style-name="P9"><text:soft-page-break/></text:p>
      <text:p text:style-name="P10"><text:span text:style-name="T7">•</text:span><text:span text:style-name="T3">더미 타깃(의존 항목 행에서 콜론 앞에 표시된 존재하지 않는 파일)은 항상 최신 버전이 아니다. 따라서, 관련된 명령어가 항상 실행된다.</text:span></text:p>
      <text:p text:style-name="P10"><text:span text:style-name="T3"/></text:p>
      <text:p text:style-name="P10"><text:span text:style-name="T7">•더미 필요 항목(의존 항목 행에서 콜론 뒤에 표시된 존재하지 않는 파일)은 항상 그 타깃보다 최신 파일이기 때문에 make는 타깃을 항상 다시 작성해야 한다.</text:span></text:p>
      <text:p text:style-name="P10"><text:span text:style-name="T7"/></text:p>
      <text:p text:style-name="P10"><text:span text:style-name="T7">존재하지 않는 파일 이름을 필요 항목으로 사용한다면, 그 뒤에 아무런 명령어도 존재하지 않더라도 어디에선가 타깃으로 표시되어야 한다. 그렇지 않으면, </text:span><text:span text:style-name="T8">make는 파일을 어떻게 만드는지 알지 못한다고 오류 메시지를 표시하고 중단할 것이다.</text:span></text:p>
      <text:p text:style-name="P10"><text:span text:style-name="T8"/></text:p>
      <text:p text:style-name="P10"><text:span text:style-name="T8">일반 타깃은 사실상 파일을 나타내는 반면, 더미 타깃은 단지 동작의 완료를 기록한다는 미묘한 차이를 가지고 있다. <text:s/>예를 들면 다음 항목은 실행 파일에서 필요치 않은 심볼 정보를 제거한다.</text:span></text:p>
      <text:p text:style-name="P10"/>
      <text:p text:style-name="P10"><text:span text:style-name="T8"><text:tab/></text:span><text:span text:style-name="T10">s</text:span><text:span text:style-name="T8">tripsync : disp trac plot</text:span></text:p>
      <text:p text:style-name="P10"><text:span text:style-name="T8"><text:tab/><text:tab/>strip $?</text:span></text:p>
      <text:p text:style-name="P10"><text:span text:style-name="T8"><text:tab/><text:tab/>touch $@</text:span></text:p>
      <text:p text:style-name="P10"><text:span text:style-name="T8"/></text:p>
      <text:p text:style-name="P10"><text:span text:style-name="T8">필요 항목인 disp, trac, plot은 실행 파일이다. $? 매크로는 stripsync 보다 새로운 필요 항목을 포함한다. 마지막 touch 명령어는 stripsync를 생성하거나, 파일이 이미 존재한는 경우 마지막으로 변경된 시각을 변경한다. 그러나 어떠한 곳에서도 stripsync를 사용하지 않으므로 이는 비어있다. 그럼 왜 기술파일에서 이런 것을 생성하는가? 파일의 시각 표시를 사용하여 make는 필요항목이 <text:s/>‘strip’되었는지 알 수 있다. 독자는 이무 때나 타깃을 작성할 수 있으며, 모든 파일이 최신 파일이라면, make는 아래와 같이 간단히 표시할 것이다.</text:span></text:p>
      <text:p text:style-name="P10"><text:span text:style-name="T8"/></text:p>
      <text:p text:style-name="P10"><text:span text:style-name="T8"><text:tab/>$ make stripsync</text:span></text:p>
      <text:p text:style-name="P10"><text:span text:style-name="T8"><text:tab/>stripsync is up to date. //stripsync는 최신임.</text:span></text:p>
      <text:p text:style-name="P10"><text:span text:style-name="T8"/></text:p>
      <text:p text:style-name="P10"><text:span text:style-name="T8">그리고 </text:span><text:span text:style-name="T9">stirip 명령어를 실행하지 않을 것이다. 이와 같은 타깃은 사실 연쇄적으로 실행되는 make 간에 일종의 통신 수단이며, 이는 유닉스 시스템에서 파일을 사용하여 관련되지 않은 프로세스를 동기화 하는 일반적인 관습을 보여준다.</text:span></text:p>
      <text:p text:style-name="P10"><text:span text:style-name="T9"/></text:p>
      <text:p text:style-name="P10"><text:span text:style-name="T9">이와 같은 타깃은 잘 알지 못하는 사용자에게는 비어있는 파일을 그 용도를 모른 채 지울 수 있기 때문에 위험하다. 더 좋은 방법은 아래와 같은 내용을 단지 문서화의 용도로 저장하는 것이다.</text:span></text:p>
      <text:p text:style-name="P10"><text:span text:style-name="T9"/></text:p>
      <text:p text:style-name="P10"><text:span text:style-name="T9"><text:tab/><text:tab/>stripsync : disp trac plot</text:span></text:p>
      <text:p text:style-name="P10"><text:span text:style-name="T9"><text:tab/><text:tab/><text:tab/>strip $?</text:span></text:p>
      <text:p text:style-name="P10"><text:span text:style-name="T9"><text:tab/><text:tab/><text:tab/>echo “Last time excutables were stripped: c" &gt; $@</text:span></text:p>
      <text:p text:style-name="P10"><text:span text:style-name="T9"><text:tab/><text:tab/><text:tab/>echo “실행 파일이 strip된 마지막 시각:c” &gt; $@</text:span></text:p>
      <text:p text:style-name="P10"><text:span text:style-name="T9"><text:tab/><text:tab/><text:tab/>date &gt;&gt; $@</text:span></text:p>
      <text:p text:style-name="P1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oto Sans CJK JP Regular" svg:font-family="'Noto Sans CJK JP Regular'" style:font-family-generic="swiss"/>
    <style:font-face style:name="FreeMono" svg:font-family="FreeMono" style:font-family-generic="modern" style:font-pitch="fixed"/>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3:49.014936260</meta:creation-date>
    <dc:date>2018-04-28T13:07:52.239104705</dc:date>
    <meta:editing-duration>PT23H22M47S</meta:editing-duration>
    <meta:editing-cycles>20</meta:editing-cycles>
    <meta:generator>LibreOffice/5.1.6.2$Linux_X86_64 LibreOffice_project/10m0$Build-2</meta:generator>
    <meta:document-statistic meta:table-count="0" meta:image-count="0" meta:object-count="0" meta:page-count="3" meta:paragraph-count="64" meta:word-count="2405" meta:character-count="3821" meta:non-whitespace-character-count="2964"/>
  </office:meta>
</office:document-meta>
</file>